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3" svg:font-family="Ubuntu" style:font-pitch="variable"/>
    <style:font-face style:name="Ubuntu2" svg:font-family="Ubuntu" style:font-adornments="Bold" style:font-pitch="variable"/>
    <style:font-face style:name="Ubuntu4" svg:font-family="Ubuntu" style:font-adornments="Regular"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P1" style:family="paragraph" style:parent-style-name="Footnote">
      <style:text-properties style:font-name="Ubuntu3"/>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4" fo:font-style="normal" officeooo:rsid="00749e98" officeooo:paragraph-rsid="00031c98" style:font-style-asian="normal" style:font-style-complex="normal"/>
    </style:style>
    <style:style style:name="P5" style:family="paragraph" style:parent-style-name="Standard">
      <style:text-properties style:font-name="Ubuntu4" fo:font-style="normal" officeooo:rsid="00211fe9" officeooo:paragraph-rsid="00031c98" style:font-style-asian="normal" style:font-style-complex="normal"/>
    </style:style>
    <style:style style:name="P6" style:family="paragraph" style:parent-style-name="Standard">
      <style:text-properties style:font-name="Ubuntu4" fo:font-style="normal" officeooo:rsid="001da1e6" officeooo:paragraph-rsid="00031c98" style:font-style-asian="normal" style:font-style-complex="normal"/>
    </style:style>
    <style:style style:name="P7" style:family="paragraph" style:parent-style-name="Standard">
      <style:text-properties style:font-name="Ubuntu4" fo:font-style="normal" officeooo:rsid="005bbced" officeooo:paragraph-rsid="00031c98" style:font-style-asian="normal" style:font-style-complex="normal"/>
    </style:style>
    <style:style style:name="P8" style:family="paragraph" style:parent-style-name="Standard">
      <style:text-properties style:font-name="Ubuntu4" fo:font-style="normal" officeooo:rsid="0064ca93" officeooo:paragraph-rsid="00031c98" style:font-style-asian="normal" style:font-style-complex="normal"/>
    </style:style>
    <style:style style:name="P9" style:family="paragraph" style:parent-style-name="Standard">
      <style:text-properties style:font-name="Ubuntu4" officeooo:rsid="001a8de0" officeooo:paragraph-rsid="00031c98"/>
    </style:style>
    <style:style style:name="P10" style:family="paragraph" style:parent-style-name="Standard">
      <style:text-properties style:font-name="Ubuntu4" officeooo:rsid="005bbced" officeooo:paragraph-rsid="00031c98"/>
    </style:style>
    <style:style style:name="P11" style:family="paragraph" style:parent-style-name="Standard">
      <style:text-properties style:font-name="Ubuntu4"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28"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29"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30"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31"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32"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33" style:family="paragraph" style:parent-style-name="Table_20_Contents">
      <style:text-properties style:font-name="Courier Prime" fo:font-weight="normal" officeooo:rsid="0006afbd" officeooo:paragraph-rsid="0006afbd" style:font-weight-asian="normal" style:font-weight-complex="normal"/>
    </style:style>
    <style:style style:name="P34" style:family="paragraph" style:parent-style-name="Table_20_Contents">
      <style:text-properties style:font-name="Courier Prime" officeooo:rsid="0006afbd" officeooo:paragraph-rsid="0006afbd"/>
    </style:style>
    <style:style style:name="P35" style:family="paragraph" style:parent-style-name="Table_20_Contents">
      <style:text-properties officeooo:paragraph-rsid="00031c98"/>
    </style:style>
    <style:style style:name="P36"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37"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38"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39" style:family="paragraph" style:parent-style-name="Table_20_Contents">
      <style:text-properties style:font-name="Ubuntu Mono" fo:font-weight="bold" officeooo:rsid="001a8de0" officeooo:paragraph-rsid="00031c98" style:font-weight-asian="bold" style:font-weight-complex="bold"/>
    </style:style>
    <style:style style:name="P40" style:family="paragraph" style:parent-style-name="Table_20_Contents">
      <style:text-properties officeooo:rsid="002185fd" officeooo:paragraph-rsid="0006afbd"/>
    </style:style>
    <style:style style:name="P41" style:family="paragraph" style:parent-style-name="Table_20_Contents">
      <style:text-properties officeooo:rsid="002185fd" officeooo:paragraph-rsid="000a1488"/>
    </style:style>
    <style:style style:name="P42" style:family="paragraph" style:parent-style-name="Table_20_Contents">
      <style:text-properties officeooo:rsid="002185fd" officeooo:paragraph-rsid="000c0e29"/>
    </style:style>
    <style:style style:name="P43" style:family="paragraph" style:parent-style-name="Table_20_Contents">
      <style:text-properties officeooo:rsid="002185fd" officeooo:paragraph-rsid="0011a66e"/>
    </style:style>
    <style:style style:name="P44" style:family="paragraph" style:parent-style-name="Table_20_Contents">
      <style:text-properties officeooo:rsid="002185fd" officeooo:paragraph-rsid="001259da"/>
    </style:style>
    <style:style style:name="P45" style:family="paragraph" style:parent-style-name="Table_20_Contents">
      <style:text-properties officeooo:paragraph-rsid="0006afbd"/>
    </style:style>
    <style:style style:name="P46" style:family="paragraph" style:parent-style-name="Table_20_Contents">
      <style:text-properties officeooo:paragraph-rsid="000a1488"/>
    </style:style>
    <style:style style:name="P47" style:family="paragraph" style:parent-style-name="Table_20_Contents">
      <style:text-properties officeooo:paragraph-rsid="000c0e29"/>
    </style:style>
    <style:style style:name="P48" style:family="paragraph" style:parent-style-name="Table_20_Contents">
      <style:text-properties officeooo:paragraph-rsid="0011a66e"/>
    </style:style>
    <style:style style:name="P49" style:family="paragraph" style:parent-style-name="Table_20_Contents">
      <style:text-properties officeooo:paragraph-rsid="001259da"/>
    </style:style>
    <style:style style:name="P50" style:family="paragraph" style:parent-style-name="Text_20_body">
      <style:text-properties officeooo:paragraph-rsid="000761fd"/>
    </style:style>
    <style:style style:name="P51" style:family="paragraph" style:parent-style-name="Text_20_body">
      <style:text-properties officeooo:rsid="000fd3ff" officeooo:paragraph-rsid="000fd3ff"/>
    </style:style>
    <style:style style:name="P52" style:family="paragraph" style:parent-style-name="Text_20_body">
      <style:text-properties fo:font-style="normal" officeooo:rsid="000fd3ff" officeooo:paragraph-rsid="000fd3ff" style:font-style-asian="normal" style:font-style-complex="normal"/>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Heading_20_1">
      <style:text-properties officeooo:paragraph-rsid="00031c98"/>
    </style:style>
    <style:style style:name="P60" style:family="paragraph" style:parent-style-name="Heading_20_2">
      <style:text-properties officeooo:paragraph-rsid="000fd3ff"/>
    </style:style>
    <style:style style:name="P61" style:family="paragraph" style:parent-style-name="Heading_20_2">
      <style:text-properties officeooo:paragraph-rsid="00031c98"/>
    </style:style>
    <style:style style:name="P62" style:family="paragraph" style:parent-style-name="Heading_20_2">
      <style:text-properties fo:font-style="normal" officeooo:rsid="000fd3ff" style:font-style-asian="normal" style:font-style-complex="normal"/>
    </style:style>
    <style:style style:name="P63" style:family="paragraph" style:parent-style-name="Heading_20_2">
      <style:text-properties officeooo:paragraph-rsid="000761fd"/>
    </style:style>
    <style:style style:name="P64" style:family="paragraph" style:parent-style-name="Heading_20_2">
      <style:text-properties style:font-name="Ubuntu2"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65" style:family="paragraph" style:parent-style-name="Heading_20_3">
      <style:text-properties officeooo:paragraph-rsid="000761fd"/>
    </style:style>
    <style:style style:name="P66"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 fo:font-size="15pt" fo:font-weight="normal" officeooo:rsid="0011a66e" officeooo:paragraph-rsid="0011a66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 fo:font-size="15pt" fo:font-weight="normal" officeooo:rsid="001259da" officeooo:paragraph-rsid="001259da"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 fo:font-size="15pt" fo:font-weight="normal" officeooo:rsid="00128f6e" officeooo:paragraph-rsid="00128f6e" style:font-name-asian="Noto Sans CJK SC" style:font-size-asian="15pt" style:font-weight-asian="normal" style:font-name-complex="Lohit Devanagari" style:font-size-complex="15pt" style:font-weight-complex="normal"/>
    </style:style>
    <style:style style:name="P72" style:family="paragraph" style:parent-style-name="Standard" style:list-style-name="L1">
      <style:text-properties officeooo:paragraph-rsid="00031c98"/>
    </style:style>
    <style:style style:name="P73" style:family="paragraph" style:parent-style-name="Standard" style:list-style-name="L1">
      <style:text-properties officeooo:rsid="001a8de0" officeooo:paragraph-rsid="00031c98"/>
    </style:style>
    <style:style style:name="P74" style:family="paragraph" style:parent-style-name="Standard" style:list-style-name="L1">
      <style:text-properties style:font-name="Ubuntu4" officeooo:rsid="001bbfaf" officeooo:paragraph-rsid="00031c98"/>
    </style:style>
    <style:style style:name="P75" style:family="paragraph" style:parent-style-name="Standard" style:list-style-name="L2">
      <style:text-properties officeooo:paragraph-rsid="00031c98"/>
    </style:style>
    <style:style style:name="P76" style:family="paragraph" style:parent-style-name="Standard" style:list-style-name="L2">
      <style:text-properties officeooo:rsid="005bbced" officeooo:paragraph-rsid="00031c98"/>
    </style:style>
    <style:style style:name="P77" style:family="paragraph" style:parent-style-name="Standard" style:list-style-name="L2">
      <style:text-properties officeooo:rsid="006322c0" officeooo:paragraph-rsid="00031c98"/>
    </style:style>
    <style:style style:name="P78" style:family="paragraph" style:parent-style-name="Standard">
      <style:text-properties officeooo:paragraph-rsid="00128f6e"/>
    </style:style>
    <style:style style:name="P79" style:family="paragraph" style:parent-style-name="Table_20_Contents">
      <style:text-properties officeooo:rsid="002185fd" officeooo:paragraph-rsid="00128f6e"/>
    </style:style>
    <style:style style:name="P80"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81"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82" style:family="paragraph" style:parent-style-name="Table_20_Contents">
      <style:text-properties officeooo:paragraph-rsid="00128f6e"/>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style:font-name="Ubuntu2"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6" style:family="text">
      <style:text-properties style:font-name="Ubuntu2"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7" style:family="text">
      <style:text-properties style:font-name="Ubuntu2"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8" style:family="text">
      <style:text-properties style:font-name="Ubuntu2"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19" style:family="text">
      <style:text-properties officeooo:rsid="006a1826"/>
    </style:style>
    <style:style style:name="T20" style:family="text">
      <style:text-properties officeooo:rsid="001700eb"/>
    </style:style>
    <style:style style:name="T21" style:family="text">
      <style:text-properties officeooo:rsid="001a8de0"/>
    </style:style>
    <style:style style:name="T22" style:family="text">
      <style:text-properties style:font-name="Ubuntu4"/>
    </style:style>
    <style:style style:name="T23" style:family="text">
      <style:text-properties style:font-name="Ubuntu4" officeooo:rsid="001a8de0"/>
    </style:style>
    <style:style style:name="T24" style:family="text">
      <style:text-properties style:font-name="Ubuntu4" officeooo:rsid="001bbfaf"/>
    </style:style>
    <style:style style:name="T25" style:family="text">
      <style:text-properties style:font-name="Ubuntu4" officeooo:rsid="001c2336"/>
    </style:style>
    <style:style style:name="T26" style:family="text">
      <style:text-properties style:font-name="Ubuntu4" officeooo:rsid="005cb6fa"/>
    </style:style>
    <style:style style:name="T27" style:family="text">
      <style:text-properties style:font-name="Ubuntu4" officeooo:rsid="005bbced"/>
    </style:style>
    <style:style style:name="T28" style:family="text">
      <style:text-properties style:font-name="Ubuntu4" fo:font-size="11pt" officeooo:rsid="0062a1bf"/>
    </style:style>
    <style:style style:name="T29" style:family="text">
      <style:text-properties style:font-name="Ubuntu4" fo:font-size="11pt" fo:font-style="normal" officeooo:rsid="005cb6fa" style:font-style-asian="normal" style:font-style-complex="normal"/>
    </style:style>
    <style:style style:name="T30" style:family="text">
      <style:text-properties style:font-name="Ubuntu4" fo:font-size="11pt" fo:font-style="normal" officeooo:rsid="005bbced" style:font-style-asian="normal" style:font-style-complex="normal"/>
    </style:style>
    <style:style style:name="T31" style:family="text">
      <style:text-properties style:font-name="Ubuntu4" fo:font-size="11pt" fo:font-style="normal" officeooo:rsid="00618d9f" style:font-style-asian="normal" style:font-style-complex="normal"/>
    </style:style>
    <style:style style:name="T32" style:family="text">
      <style:text-properties style:font-name="Ubuntu4" fo:font-size="11pt" fo:font-style="normal" officeooo:rsid="006322c0" style:font-style-asian="normal" style:font-style-complex="normal"/>
    </style:style>
    <style:style style:name="T33" style:family="text">
      <style:text-properties style:font-name="Ubuntu4" fo:font-size="11pt" officeooo:rsid="006322c0"/>
    </style:style>
    <style:style style:name="T34" style:family="text">
      <style:text-properties style:font-name="Ubuntu4" fo:font-size="11pt" officeooo:rsid="00639818"/>
    </style:style>
    <style:style style:name="T35" style:family="text">
      <style:text-properties style:font-name="Ubuntu4" fo:font-size="11pt" officeooo:rsid="009521ae"/>
    </style:style>
    <style:style style:name="T36" style:family="text">
      <style:text-properties style:font-name="Ubuntu4" fo:font-size="11pt" officeooo:rsid="0064ca93"/>
    </style:style>
    <style:style style:name="T37" style:family="text">
      <style:text-properties style:font-name="Ubuntu4" fo:font-size="11pt" officeooo:rsid="002185fd" style:font-size-asian="11pt" style:font-size-complex="11pt"/>
    </style:style>
    <style:style style:name="T38" style:family="text">
      <style:text-properties style:font-name="Ubuntu4" fo:font-size="11pt" officeooo:rsid="0006afbd" style:font-size-asian="11pt" style:font-size-complex="11pt"/>
    </style:style>
    <style:style style:name="T39" style:family="text">
      <style:text-properties style:font-name="Ubuntu4" fo:font-size="11pt" officeooo:rsid="001700eb" style:font-size-asian="11pt" style:font-size-complex="11pt"/>
    </style:style>
    <style:style style:name="T40" style:family="text">
      <style:text-properties style:font-name="Ubuntu4" fo:font-size="11pt" officeooo:rsid="0022f4ff" style:font-size-asian="11pt" style:font-size-complex="11pt"/>
    </style:style>
    <style:style style:name="T41" style:family="text">
      <style:text-properties style:font-name="Ubuntu4" fo:font-size="11pt" officeooo:rsid="0093a210" style:font-size-asian="11pt" style:font-size-complex="11pt"/>
    </style:style>
    <style:style style:name="T42" style:family="text">
      <style:text-properties style:font-name="Ubuntu4" fo:font-size="11pt" officeooo:rsid="000761fd" style:font-size-asian="11pt" style:font-size-complex="11pt"/>
    </style:style>
    <style:style style:name="T43" style:family="text">
      <style:text-properties style:font-name="Ubuntu4" fo:font-size="11pt" officeooo:rsid="003cdf58"/>
    </style:style>
    <style:style style:name="T44" style:family="text">
      <style:text-properties style:font-name="Ubuntu4" fo:font-size="11pt" officeooo:rsid="0093a210"/>
    </style:style>
    <style:style style:name="T45" style:family="text">
      <style:text-properties style:font-name="Ubuntu4" fo:font-size="11pt" officeooo:rsid="000761fd"/>
    </style:style>
    <style:style style:name="T46" style:family="text">
      <style:text-properties style:font-name="Ubuntu4" officeooo:rsid="001700eb"/>
    </style:style>
    <style:style style:name="T47" style:family="text">
      <style:text-properties style:font-name="Ubuntu4" officeooo:rsid="001da1e6"/>
    </style:style>
    <style:style style:name="T48" style:family="text">
      <style:text-properties style:font-name="Ubuntu4" fo:font-style="italic" style:font-style-asian="italic" style:font-style-complex="italic"/>
    </style:style>
    <style:style style:name="T49" style:family="text">
      <style:text-properties style:font-name="Ubuntu4" fo:font-style="italic" officeooo:rsid="001da1e6" style:font-style-asian="italic" style:font-style-complex="italic"/>
    </style:style>
    <style:style style:name="T50" style:family="text">
      <style:text-properties style:font-name="Ubuntu4" fo:font-style="normal" style:font-style-asian="normal" style:font-style-complex="normal"/>
    </style:style>
    <style:style style:name="T51" style:family="text">
      <style:text-properties style:font-name="Ubuntu4" fo:font-style="normal" officeooo:rsid="001da1e6" style:font-style-asian="normal" style:font-style-complex="normal"/>
    </style:style>
    <style:style style:name="T52" style:family="text">
      <style:text-properties style:font-name="Ubuntu4" fo:font-style="normal" officeooo:rsid="00211fe9" style:font-style-asian="normal" style:font-style-complex="normal"/>
    </style:style>
    <style:style style:name="T53" style:family="text">
      <style:text-properties style:font-name="Ubuntu4" fo:font-style="normal" officeooo:rsid="0068fa1b" style:font-style-asian="normal" style:font-style-complex="normal"/>
    </style:style>
    <style:style style:name="T54" style:family="text">
      <style:text-properties style:font-name="Ubuntu4" fo:font-style="normal" officeooo:rsid="001700eb" style:font-style-asian="normal" style:font-style-complex="normal"/>
    </style:style>
    <style:style style:name="T55" style:family="text">
      <style:text-properties style:font-name="Ubuntu4" fo:font-style="normal" officeooo:rsid="003c891d" style:font-style-asian="normal" style:font-style-complex="normal"/>
    </style:style>
    <style:style style:name="T56" style:family="text">
      <style:text-properties style:font-name="Ubuntu4" fo:font-style="normal" officeooo:rsid="005bbced" style:font-style-asian="normal" style:font-style-complex="normal"/>
    </style:style>
    <style:style style:name="T57" style:family="text">
      <style:text-properties style:font-name="Ubuntu4" fo:font-style="normal" officeooo:rsid="005cb6fa" style:font-style-asian="normal" style:font-style-complex="normal"/>
    </style:style>
    <style:style style:name="T58" style:family="text">
      <style:text-properties style:font-name="Ubuntu4" fo:font-style="normal" officeooo:rsid="000fd3ff" style:font-style-asian="normal" style:font-style-complex="normal"/>
    </style:style>
    <style:style style:name="T59" style:family="text">
      <style:text-properties style:font-name="Ubuntu4" fo:font-size="12pt" officeooo:rsid="00475752" style:font-size-asian="12pt" style:font-size-complex="12pt"/>
    </style:style>
    <style:style style:name="T60" style:family="text">
      <style:text-properties style:font-name="Ubuntu4" fo:font-size="12pt" officeooo:rsid="001700eb" style:font-size-asian="12pt" style:font-size-complex="12pt"/>
    </style:style>
    <style:style style:name="T61" style:family="text">
      <style:text-properties style:font-name="Ubuntu4" fo:font-size="12pt" officeooo:rsid="009521ae" style:font-size-asian="12pt" style:font-size-complex="12pt"/>
    </style:style>
    <style:style style:name="T62" style:family="text">
      <style:text-properties style:font-name="Ubuntu4" fo:font-size="12pt" officeooo:rsid="0022f4ff" style:font-size-asian="12pt" style:font-size-complex="12pt"/>
    </style:style>
    <style:style style:name="T63" style:family="text">
      <style:text-properties style:font-name="Ubuntu4" fo:font-size="12pt" officeooo:rsid="0023e9d7" style:font-size-asian="12pt" style:font-size-complex="12pt"/>
    </style:style>
    <style:style style:name="T64" style:family="text">
      <style:text-properties style:font-name="Ubuntu4" fo:font-size="12pt" officeooo:rsid="0031f7d8" style:font-size-asian="12pt" style:font-size-complex="12pt"/>
    </style:style>
    <style:style style:name="T65" style:family="text">
      <style:text-properties style:font-name="Ubuntu4" fo:font-size="12pt" officeooo:rsid="0024720f" style:font-size-asian="12pt" style:font-size-complex="12pt"/>
    </style:style>
    <style:style style:name="T66" style:family="text">
      <style:text-properties style:font-name="Ubuntu4" fo:font-size="12pt" officeooo:rsid="000761fd" style:font-size-asian="12pt" style:font-size-complex="12pt"/>
    </style:style>
    <style:style style:name="T67" style:family="text">
      <style:text-properties style:font-name="Ubuntu4" officeooo:rsid="0022f4ff"/>
    </style:style>
    <style:style style:name="T68" style:family="text">
      <style:text-properties style:font-name="Ubuntu4" officeooo:rsid="0023e9d7"/>
    </style:style>
    <style:style style:name="T69" style:family="text">
      <style:text-properties style:font-name="Ubuntu4" officeooo:rsid="009521ae"/>
    </style:style>
    <style:style style:name="T70" style:family="text">
      <style:text-properties officeooo:rsid="006322c0"/>
    </style:style>
    <style:style style:name="T71" style:family="text">
      <style:text-properties officeooo:rsid="009521ae"/>
    </style:style>
    <style:style style:name="T72" style:family="text">
      <style:text-properties officeooo:rsid="00684bfd"/>
    </style:style>
    <style:style style:name="T73" style:family="text">
      <style:text-properties style:font-name="Ubuntu Mono" fo:font-weight="bold" style:font-weight-asian="bold" style:font-weight-complex="bold"/>
    </style:style>
    <style:style style:name="T74" style:family="text">
      <style:text-properties style:font-name="Ubuntu Mono" fo:font-weight="bold" officeooo:rsid="00031c98" style:font-weight-asian="bold" style:font-weight-complex="bold"/>
    </style:style>
    <style:style style:name="T75" style:family="text">
      <style:text-properties style:font-name="Ubuntu Mono" fo:font-weight="bold" officeooo:rsid="006322c0" style:font-weight-asian="bold" style:font-weight-complex="bold"/>
    </style:style>
    <style:style style:name="T76" style:family="text">
      <style:text-properties style:font-name="Ubuntu Mono" fo:font-weight="bold" officeooo:rsid="00684bfd" style:font-weight-asian="bold" style:font-weight-complex="bold"/>
    </style:style>
    <style:style style:name="T77" style:family="text">
      <style:text-properties style:font-name="Ubuntu Mono" fo:font-weight="bold" officeooo:rsid="0022f4ff" style:font-weight-asian="bold" style:font-weight-complex="bold"/>
    </style:style>
    <style:style style:name="T78" style:family="text">
      <style:text-properties style:font-name="Ubuntu Mono" fo:font-weight="bold" officeooo:rsid="000a1488" style:font-weight-asian="bold" style:font-weight-complex="bold"/>
    </style:style>
    <style:style style:name="T79" style:family="text">
      <style:text-properties style:font-name="Ubuntu Mono" fo:font-weight="bold" officeooo:rsid="0011a66e" style:font-weight-asian="bold" style:font-weight-complex="bold"/>
    </style:style>
    <style:style style:name="T80" style:family="text">
      <style:text-properties style:font-name="Ubuntu Mono" fo:font-weight="bold" officeooo:rsid="00128f6e" style:font-weight-asian="bold" style:font-weight-complex="bold"/>
    </style:style>
    <style:style style:name="T81" style:family="text">
      <style:text-properties style:font-name="Ubuntu Mono" fo:font-size="11pt" fo:font-weight="bold" officeooo:rsid="00595860" style:font-weight-asian="bold" style:font-weight-complex="bold"/>
    </style:style>
    <style:style style:name="T82" style:family="text">
      <style:text-properties style:font-name="Ubuntu Mono" fo:font-size="11pt" fo:font-weight="bold" officeooo:rsid="0064ca93" style:font-weight-asian="bold" style:font-weight-complex="bold"/>
    </style:style>
    <style:style style:name="T83" style:family="text">
      <style:text-properties style:font-name="Ubuntu Mono" fo:font-size="11pt" fo:font-weight="bold" officeooo:rsid="003cdf58" style:font-weight-asian="bold" style:font-weight-complex="bold"/>
    </style:style>
    <style:style style:name="T84" style:family="text">
      <style:text-properties style:font-name="Ubuntu Mono" fo:font-size="11pt" fo:font-weight="bold" officeooo:rsid="006322c0" style:font-weight-asian="bold" style:font-weight-complex="bold"/>
    </style:style>
    <style:style style:name="T85" style:family="text">
      <style:text-properties style:font-name="Ubuntu Mono" fo:font-size="11pt" fo:font-weight="bold" officeooo:rsid="0093a210" style:font-size-asian="11pt" style:font-weight-asian="bold" style:font-size-complex="11pt" style:font-weight-complex="bold"/>
    </style:style>
    <style:style style:name="T86" style:family="text">
      <style:text-properties style:font-name="Ubuntu Mono" fo:font-size="11pt" fo:font-weight="bold" officeooo:rsid="0022f4ff" style:font-size-asian="11pt" style:font-weight-asian="bold" style:font-size-complex="11pt" style:font-weight-complex="bold"/>
    </style:style>
    <style:style style:name="T87" style:family="text">
      <style:text-properties style:font-name="Ubuntu Mono" fo:font-size="11pt" fo:font-weight="bold" officeooo:rsid="0023e9d7" style:font-size-asian="11pt" style:font-weight-asian="bold" style:font-size-complex="11pt" style:font-weight-complex="bold"/>
    </style:style>
    <style:style style:name="T88" style:family="text">
      <style:text-properties style:font-name="Ubuntu Mono" fo:font-size="11pt" fo:font-weight="bold" officeooo:rsid="0024720f" style:font-size-asian="11pt" style:font-weight-asian="bold" style:font-size-complex="11pt" style:font-weight-complex="bold"/>
    </style:style>
    <style:style style:name="T89" style:family="text">
      <style:text-properties style:font-name="Ubuntu Mono" fo:font-size="11pt" fo:font-weight="bold" officeooo:rsid="002185fd" style:font-size-asian="11pt" style:font-weight-asian="bold" style:font-size-complex="11pt" style:font-weight-complex="bold"/>
    </style:style>
    <style:style style:name="T90" style:family="text">
      <style:text-properties style:font-name="Ubuntu Mono" fo:font-size="11pt" fo:font-weight="bold" officeooo:rsid="000a1488" style:font-size-asian="11pt" style:font-weight-asian="bold" style:font-size-complex="11pt" style:font-weight-complex="bold"/>
    </style:style>
    <style:style style:name="T91" style:family="text">
      <style:text-properties style:font-name="Ubuntu Mono" fo:font-size="11pt" fo:font-weight="bold" officeooo:rsid="000c0e29" style:font-size-asian="11pt" style:font-weight-asian="bold" style:font-size-complex="11pt" style:font-weight-complex="bold"/>
    </style:style>
    <style:style style:name="T92" style:family="text">
      <style:text-properties style:font-name="Ubuntu Mono" fo:font-size="11pt" fo:font-weight="bold" officeooo:rsid="0011a66e" style:font-size-asian="11pt" style:font-weight-asian="bold" style:font-size-complex="11pt" style:font-weight-complex="bold"/>
    </style:style>
    <style:style style:name="T93" style:family="text">
      <style:text-properties style:font-name="Ubuntu Mono" fo:font-size="11pt" fo:font-weight="bold" officeooo:rsid="00128f6e" style:font-size-asian="11pt" style:font-weight-asian="bold" style:font-size-complex="11pt" style:font-weight-complex="bold"/>
    </style:style>
    <style:style style:name="T94" style:family="text">
      <style:text-properties style:font-name="Ubuntu Mono" fo:font-size="11pt" fo:font-style="normal" fo:font-weight="bold" officeooo:rsid="00595860" style:font-style-asian="normal" style:font-weight-asian="bold" style:font-style-complex="normal" style:font-weight-complex="bold"/>
    </style:style>
    <style:style style:name="T95" style:family="text">
      <style:text-properties style:font-name="Ubuntu Mono" fo:font-size="11pt" fo:font-style="normal" fo:font-weight="bold" officeooo:rsid="00031c98" style:font-style-asian="normal" style:font-weight-asian="bold" style:font-style-complex="normal" style:font-weight-complex="bold"/>
    </style:style>
    <style:style style:name="T96" style:family="text">
      <style:text-properties style:font-name="Ubuntu Mono" fo:font-size="12pt" fo:font-weight="bold" officeooo:rsid="00475752" style:font-size-asian="12pt" style:font-weight-asian="bold" style:font-size-complex="12pt" style:font-weight-complex="bold"/>
    </style:style>
    <style:style style:name="T97" style:family="text">
      <style:text-properties style:font-name="Ubuntu Mono" fo:font-size="12pt" fo:font-weight="bold" officeooo:rsid="000761fd" style:font-size-asian="12pt" style:font-weight-asian="bold" style:font-size-complex="12pt" style:font-weight-complex="bold"/>
    </style:style>
    <style:style style:name="T98" style:family="text">
      <style:text-properties style:font-name="Ubuntu Mono" fo:font-style="normal" fo:font-weight="bold" style:font-style-asian="normal" style:font-weight-asian="bold" style:font-style-complex="normal" style:font-weight-complex="bold"/>
    </style:style>
    <style:style style:name="T99" style:family="text">
      <style:text-properties fo:font-weight="bold" style:font-weight-asian="bold" style:font-weight-complex="bold"/>
    </style:style>
    <style:style style:name="T100" style:family="text">
      <style:text-properties officeooo:rsid="00211fe9"/>
    </style:style>
    <style:style style:name="T101" style:family="text">
      <style:text-properties officeooo:rsid="002185fd"/>
    </style:style>
    <style:style style:name="T102" style:family="text">
      <style:text-properties style:font-name="Ubuntu" officeooo:rsid="0006afbd"/>
    </style:style>
    <style:style style:name="T103" style:family="text">
      <style:text-properties style:font-name="Ubuntu" fo:font-size="11pt" officeooo:rsid="0006afbd" style:font-size-asian="11pt" style:font-size-complex="11pt"/>
    </style:style>
    <style:style style:name="T104" style:family="text">
      <style:text-properties style:font-name="Ubuntu" fo:font-size="11pt" officeooo:rsid="000c0e29" style:font-size-asian="11pt" style:font-size-complex="11pt"/>
    </style:style>
    <style:style style:name="T105" style:family="text">
      <style:text-properties style:font-name="Ubuntu" fo:font-size="11pt" officeooo:rsid="0011a66e" style:font-size-asian="11pt" style:font-size-complex="11pt"/>
    </style:style>
    <style:style style:name="T106" style:family="text">
      <style:text-properties style:font-name="Ubuntu" fo:font-size="11pt" officeooo:rsid="001259da" style:font-size-asian="11pt" style:font-size-complex="11pt"/>
    </style:style>
    <style:style style:name="T107" style:family="text">
      <style:text-properties style:font-name="Ubuntu" fo:font-size="11pt" officeooo:rsid="00128f6e" style:font-size-asian="11pt" style:font-size-complex="11pt"/>
    </style:style>
    <style:style style:name="T108" style:family="text">
      <style:text-properties officeooo:rsid="0022f4ff"/>
    </style:style>
    <style:style style:name="T109" style:family="text">
      <style:text-properties style:font-name="Ubuntu3" officeooo:rsid="00921bd8"/>
    </style:style>
    <style:style style:name="T110" style:family="text">
      <style:text-properties officeooo:rsid="0007d285"/>
    </style:style>
    <style:style style:name="T111" style:family="text">
      <style:text-properties officeooo:rsid="000a1488"/>
    </style:style>
    <style:style style:name="T112" style:family="text">
      <style:text-properties fo:font-style="italic" style:font-style-asian="italic" style:font-style-complex="italic"/>
    </style:style>
    <style:style style:name="T113" style:family="text">
      <style:text-properties officeooo:rsid="00128f6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21"><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32">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4704_760059220" text:style-name="Index_20_Link" text:visited-style-name="Index_20_Link">Summary<text:tab/>2</text:a></text:p>
          <text:p text:style-name="P56"><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57"><text:a xlink:type="simple" xlink:href="#__RefHeading___Toc1163_4064936356" text:style-name="Index_20_Link" text:visited-style-name="Index_20_Link">Terminology<text:tab/>3</text:a></text:p>
          <text:p text:style-name="P57"><text:a xlink:type="simple" xlink:href="#__RefHeading___Toc4178_257575030" text:style-name="Index_20_Link" text:visited-style-name="Index_20_Link">Plugin requirements and optional features<text:tab/>3</text:a></text:p>
          <text:p text:style-name="P57"><text:a xlink:type="simple" xlink:href="#__RefHeading___Toc9294_760059220" text:style-name="Index_20_Link" text:visited-style-name="Index_20_Link">Plugin class and instance features<text:tab/>5</text:a></text:p>
          <text:p text:style-name="P58"><text:a xlink:type="simple" xlink:href="#__RefHeading___Toc9961_257575030" text:style-name="Index_20_Link" text:visited-style-name="Index_20_Link">The irc attribute<text:tab/>5</text:a></text:p>
          <text:p text:style-name="P57"><text:a xlink:type="simple" xlink:href="#__RefHeading___Toc4708_760059220" text:style-name="Index_20_Link" text:visited-style-name="Index_20_Link">Event methods<text:tab/>6</text:a></text:p>
          <text:p text:style-name="P58"><text:a xlink:type="simple" xlink:href="#__RefHeading___Toc4209_2575750302" text:style-name="Index_20_Link" text:visited-style-name="Index_20_Link">load<text:tab/>6</text:a></text:p>
          <text:p text:style-name="P58"><text:a xlink:type="simple" xlink:href="#__RefHeading___Toc4209_25757503011" text:style-name="Index_20_Link" text:visited-style-name="Index_20_Link">unload<text:tab/>6</text:a></text:p>
          <text:p text:style-name="P58"><text:a xlink:type="simple" xlink:href="#__RefHeading___Toc4209_257575030" text:style-name="Index_20_Link" text:visited-style-name="Index_20_Link">line_in<text:tab/>6</text:a></text:p>
          <text:p text:style-name="P58"><text:a xlink:type="simple" xlink:href="#__RefHeading___Toc4209_2575750301" text:style-name="Index_20_Link" text:visited-style-name="Index_20_Link">line_out<text:tab/>6</text:a></text:p>
          <text:p text:style-name="P58"><text:a xlink:type="simple" xlink:href="#__RefHeading___Toc4209_25757503012" text:style-name="Index_20_Link" text:visited-style-name="Index_20_Link">public<text:tab/>6</text:a></text:p>
          <text:p text:style-name="P58"><text:a xlink:type="simple" xlink:href="#__RefHeading___Toc4209_257575030121" text:style-name="Index_20_Link" text:visited-style-name="Index_20_Link">private<text:tab/>6</text:a></text:p>
          <text:p text:style-name="P58"><text:a xlink:type="simple" xlink:href="#__RefHeading___Toc4209_257575030122" text:style-name="Index_20_Link" text:visited-style-name="Index_20_Link">action<text:tab/>7</text:a></text:p>
          <text:p text:style-name="P58"><text:a xlink:type="simple" xlink:href="#__RefHeading___Toc4209_2575750301221" text:style-name="Index_20_Link" text:visited-style-name="Index_20_Link">notice<text:tab/>7</text:a></text:p>
          <text:p text:style-name="P58"><text:a xlink:type="simple" xlink:href="#__RefHeading___Toc4209_25757503012211" text:style-name="Index_20_Link" text:visited-style-name="Index_20_Link">join<text:tab/>7</text:a></text:p>
          <text:p text:style-name="P58"><text:a xlink:type="simple" xlink:href="#__RefHeading___Toc4209_257575030122111" text:style-name="Index_20_Link" text:visited-style-name="Index_20_Link">part<text:tab/>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9"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3">.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37">from <text:span text:style-name="T1">m</text:span>erk import *</text:p>
            <text:p text:style-name="P37"/>
            <text:p text:style-name="P38"><text:span text:style-name="T1">PACKAGE</text:span><text:span text:style-name="T9"> = </text:span><text:span text:style-name="T6">"</text:span><text:span text:style-name="T9">Dan’s Plugins</text:span><text:span text:style-name="T6">"</text:span></text:p>
            <text:p text:style-name="P37"/>
            <text:p text:style-name="P37">class DumpPlugin(Plugin):</text:p>
            <text:p text:style-name="P38"><text:span text:style-name="T6"><text:s text:c="5"/></text:span><text:span text:style-name="T10">NAME</text:span><text:span text:style-name="T6"> = "Dump Plugin"</text:span></text:p>
            <text:p text:style-name="P38"><text:span text:style-name="T6"><text:s text:c="5"/></text:span><text:span text:style-name="T10">VERSION</text:span><text:span text:style-name="T6"> = "1.0"</text:span></text:p>
            <text:p text:style-name="P38"><text:span text:style-name="T6"><text:s text:c="5"/></text:span><text:span text:style-name="T10">DESCRIPTION</text:span><text:span text:style-name="T6"> = "Displays all IRC network traffic"</text:span></text:p>
            <text:p text:style-name="P37"/>
            <text:p text:style-name="P38"><text:span text:style-name="T6"><text:s text:c="5"/>def </text:span><text:span text:style-name="T11">line_in</text:span><text:span text:style-name="T6">(self,data):</text:span></text:p>
            <text:p text:style-name="P37"><text:s text:c="10"/>print("&lt;- "+data)</text:p>
            <text:p text:style-name="P37"/>
            <text:p text:style-name="P38"><text:span text:style-name="T6"><text:s text:c="5"/>def </text:span><text:span text:style-name="T11">line_out</text:span><text:span text:style-name="T6">(self,data):</text:span></text:p>
            <text:p text:style-name="P37"><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9" text:outline-level="1"><text:bookmark-start text:name="__RefHeading___Toc4706_760059220"/><text:soft-page-break/><text:span text:style-name="T13">Writing </text:span><text:span text:style-name="T14">MERK </text:span><text:span text:style-name="T15">p</text:span><text:span text:style-name="T13">lugins</text:span><text:bookmark-end text:name="__RefHeading___Toc4706_760059220"/></text:h>
      <text:h text:style-name="P60" text:outline-level="2"><text:bookmark-start text:name="__RefHeading___Toc1163_4064936356"/><text:span text:style-name="T17">T</text:span>erminology<text:bookmark-end text:name="__RefHeading___Toc1163_4064936356"/></text:h>
      <text:p text:style-name="P51">A single Python 3 module file intended to be loaded by MERK is called a <text:span text:style-name="T112">package</text:span><text:span text:style-name="T13">. A </text:span><text:span text:style-name="T98">Plugin</text:span><text:span text:style-name="T13">-derived class (or an instance of that class) contained in a package is called a </text:span><text:span text:style-name="T112">plugin</text:span><text:span text:style-name="T13">. MERK packages can contain multiple plugins.</text:span></text:p>
      <text:p text:style-name="P52">The difference between a package and a plugin, however, is academic and will only be used in this document, and even then, sparingly. End users will probably call both packages and plugins "plugins" and that is fine.</text:p>
      <text:h text:style-name="P61" text:outline-level="2"><text:bookmark-start text:name="__RefHeading___Toc4178_257575030"/>Plugin <text:span text:style-name="T19">r</text:span>equirements <text:span text:style-name="T19">and optional features</text:span><text:bookmark-end text:name="__RefHeading___Toc4178_257575030"/></text:h>
      <text:p text:style-name="P13"><text:span text:style-name="T20">MERK </text:span><text:span text:style-name="T21">plugins </text:span><text:span text:style-name="T23">are Python 3 classes that must meet </text:span><text:span text:style-name="T24">four</text:span><text:span text:style-name="T23"> basic requirements:</text:span></text:p>
      <text:p text:style-name="P9"/>
      <text:list xml:id="list3741555638" text:style-name="L1">
        <text:list-item>
          <text:p text:style-name="P73"><text:span text:style-name="T22">The class must inherit from the base class </text:span><text:span text:style-name="T73">Plugin</text:span></text:p>
        </text:list-item>
        <text:list-item>
          <text:p text:style-name="P72"><text:span text:style-name="T23">The class must have a </text:span><text:span text:style-name="T81">NAME</text:span><text:span text:style-name="T23"> attribute </text:span><text:span text:style-name="T25">string</text:span></text:p>
        </text:list-item>
        <text:list-item>
          <text:p text:style-name="P72"><text:span text:style-name="T23">The class must have a </text:span><text:span text:style-name="T81">VERSION</text:span><text:span text:style-name="T23"> attribute </text:span><text:span text:style-name="T25">string</text:span></text:p>
        </text:list-item>
        <text:list-item>
          <text:p text:style-name="P74">The class must have at least one event method</text:p>
        </text:list-item>
      </text:list>
      <text:p text:style-name="P9"/>
      <text:p text:style-name="P10">There are three optional features that you can add to a plugin:</text:p>
      <text:p text:style-name="P10"/>
      <text:list xml:id="list75899861" text:style-name="L2">
        <text:list-item>
          <text:p text:style-name="P76"><text:span text:style-name="T22">A class attribute string named </text:span><text:span text:style-name="T73">DESCRIPTION</text:span></text:p>
        </text:list-item>
        <text:list-item>
          <text:p text:style-name="P76"><text:span text:style-name="T22">A <text:s/>string </text:span><text:span text:style-name="T26">in the “root” of the plugin’s module </text:span><text:span text:style-name="T22">named</text:span><text:span text:style-name="T2"> </text:span><text:span text:style-name="T74">PACKAGE</text:span></text:p>
        </text:list-item>
        <text:list-item>
          <text:p text:style-name="P75"><text:span text:style-name="T27">A </text:span><text:span text:style-name="T28">48</text:span><text:span text:style-name="T27">x</text:span><text:span text:style-name="T28">48</text:span><text:span text:style-name="T27">px PNG</text:span><text:span text:style-name="T27"><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7"> image file with the same </text:span><text:span text:style-name="T26">file </text:span><text:span text:style-name="T27">name as the module</text:span></text:p>
        </text:list-item>
        <text:list-item>
          <text:p text:style-name="P77"><text:span text:style-name="T27">A </text:span><text:span text:style-name="T22">25x25px PNG image with the same name as the plugin class name with the file extension “.png”</text:span></text:p>
        </text:list-item>
      </text:list>
      <text:p text:style-name="P9"/>
      <text:p text:style-name="P12"><text:span text:style-name="T22">To get access to the first requirement, simply import </text:span><text:span text:style-name="T73">Plugin</text:span><text:span text:style-name="T22"> from </text:span><text:span text:style-name="T73">merk</text:span><text:span text:style-name="T22">. You can either explicitly import Plugin:</text:span></text:p>
      <text:p text:style-name="P9"/>
      <table:table table:name="Table3" table:style-name="Table3">
        <table:table-column table:style-name="Table3.A"/>
        <table:table-row table:style-name="Table3.1">
          <table:table-cell table:style-name="Table3.A1" office:value-type="string">
            <text:p text:style-name="P39">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39">from merk import *</text:p>
          </table:table-cell>
        </table:table-row>
      </table:table>
      <text:p text:style-name="P9"><text:s/></text:p>
      <text:p text:style-name="P18"><text:span text:style-name="T25">E</text:span><text:span text:style-name="T22">ither way will work; however, even if the "splat" method is used, only </text:span><text:span text:style-name="T73">Plugin</text:span><text:span text:style-name="T22"> will be imported into the current namespace</text:span><text:span text:style-name="T22"><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2">.</text:span></text:p>
      <text:p text:style-name="P11"/>
      <text:p text:style-name="P13"><text:span text:style-name="T25">The second two requirements, the </text:span><text:span text:style-name="T81">NAME</text:span><text:span text:style-name="T25"> and </text:span><text:span text:style-name="T81">VERSION</text:span><text:span text:style-name="T25"> attributes, are used by </text:span><text:span text:style-name="T46">MERK </text:span><text:span text:style-name="T25">to display the plugin in the client. These should be class attributes, rather than instance attributes</text:span><text:span text:style-name="T25"><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5">. </text:span><text:span text:style-name="T81">NAME</text:span><text:span text:style-name="T25"> should be set to the name of the plugin, a short descriptive string; </text:span><text:span text:style-name="T47">it must contain at least one character that is not whitespace.</text:span><text:span text:style-name="T25"> </text:span><text:span text:style-name="T81">VERSION</text:span><text:span text:style-name="T25"> should be the version number of the </text:span><text:soft-page-break/><text:span text:style-name="T25">plugin; <text:s/></text:span><text:span text:style-name="T47">if no version number is required, this attribute can be set to a blank string, but it </text:span><text:span text:style-name="T49">must</text:span><text:span text:style-name="T51"> exist. </text:span><text:span text:style-name="T52">A third attribute, </text:span><text:span text:style-name="T94">DESCRIPTION</text:span><text:span text:style-name="T52">, is optional; this should be a short string that describes what the plugin does.</text:span></text:p>
      <text:p text:style-name="P5"/>
      <text:p text:style-name="P13"><text:span text:style-name="T51">T</text:span><text:span text:style-name="T52">he last requirement is for the plugin to have at least one event method. An event method is a plugin </text:span><text:span text:style-name="T53">class</text:span><text:span text:style-name="T52"> method that </text:span><text:span text:style-name="T54">MERK </text:span><text:span text:style-name="T52">will execute when a specific event occurs</text:span><text:span text:style-name="T55">.</text:span></text:p>
      <text:p text:style-name="P5"/>
      <text:p text:style-name="P13"><text:span text:style-name="T52">I</text:span><text:span text:style-name="T56">f you add </text:span><text:span text:style-name="T29">a string named</text:span><text:span text:style-name="T30"> </text:span><text:span text:style-name="T95">PACKAGE</text:span><text:span text:style-name="T56"> to the plugin'</text:span><text:span text:style-name="T58">s package (the module containing the class)</text:span><text:span text:style-name="T56">, th</text:span><text:span text:style-name="T57">is</text:span><text:span text:style-name="T56"> string value will be used to display the plugin in </text:span><text:span text:style-name="T54">MERK’</text:span><text:span text:style-name="T56">s “Plugins” menu.</text:span></text:p>
      <text:p text:style-name="P6"/>
      <text:p text:style-name="P13"><text:span text:style-name="T55">I</text:span><text:span text:style-name="T56">f a </text:span><text:span text:style-name="T31">48</text:span><text:span text:style-name="T56">x</text:span><text:span text:style-name="T31">48</text:span><text:span text:style-name="T56"> pixel PNG image is in the same directory as the module, and has the same name as the module (with the exception of the file extension), this image will be used as the </text:span><text:span text:style-name="T32">module</text:span><text:span text:style-name="T56">’s “icon” in </text:span><text:span text:style-name="T54">MERK’</text:span><text:span text:style-name="T56">s “Plugins” menu.</text:span></text:p>
      <text:p text:style-name="P7"/>
      <text:p text:style-name="P14"><text:span text:style-name="T56">I</text:span><text:span text:style-name="T50">f a 25x25 pixel PNG image is in the same directory as the module, and has the same name as the plugin </text:span><text:span text:style-name="T48">class</text:span><text:span text:style-name="T50"> (with the file extension “.png”), this image will be used as the plugin’s icon in </text:span><text:span text:style-name="T54">MERK’</text:span><text:span text:style-name="T56">s “Plugins” menu.</text:span></text:p>
      <text:p text:style-name="P7"/>
      <table:table table:name="Table37" table:style-name="Table37">
        <table:table-column table:style-name="Table37.A"/>
        <table:table-row table:style-name="Table37.1">
          <table:table-cell table:style-name="Table37.A1" office:value-type="string">
            <text:p text:style-name="P35"><text:span text:style-name="T70">For example, say we have a plugin. It’s in a module named “</text:span><text:span text:style-name="T75">bleep.py</text:span><text:span text:style-name="T70">”, and the </text:span><text:span text:style-name="T75">Plugin</text:span><text:span text:style-name="T70"> class in the module is named </text:span><text:span text:style-name="T75">MyPlugin</text:span><text:span text:style-name="T70">. If you want to </text:span><text:span text:style-name="T33">displa</text:span><text:span text:style-name="T34">y</text:span><text:span text:style-name="T70"> a module </text:span><text:span text:style-name="T33">icon</text:span><text:span text:style-name="T70">, you would name your 48x48px </text:span><text:span text:style-name="T71">PNG </text:span><text:span text:style-name="T70">image “</text:span><text:span text:style-name="T75">bleep.png</text:span><text:span text:style-name="T70">”. If you want to </text:span><text:span text:style-name="T33">display a plugin icon, you would name your 25x25px </text:span><text:span text:style-name="T35">PNG</text:span><text:span text:style-name="T33"> image “</text:span><text:span text:style-name="T84">MyPlugin.png</text:span><text:span text:style-name="T33">”. </text:span><text:span text:style-name="T34">Remember, file names are case-sensitive. </text:span><text:span text:style-name="T36">Place both of these images in the same directory as <text:s/></text:span><text:span text:style-name="T82">bleep.py</text:span><text:span text:style-name="T36">, and you’re done!</text:span></text:p>
          </table:table-cell>
        </table:table-row>
      </table:table>
      <text:p text:style-name="P5"/>
      <text:p text:style-name="P8">For convenience, you can put your plugin in its own directory in <text:span text:style-name="T73">.merk/plugins</text:span><text:span text:style-name="T2">,</text:span> named whatever you wish. <text:span text:style-name="T72">Just like with normal Python modules, sub directories need a </text:span><text:span text:style-name="T76">__init__.py</text:span><text:span text:style-name="T72"> file in order to be detected by </text:span><text:span text:style-name="T20">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6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3" text:outline-level="2"><text:bookmark-start text:name="__RefHeading___Toc9294_760059220"/><text:soft-page-break/><text:span text:style-name="T77">Plugin</text:span><text:span text:style-name="T108"> </text:span><text:span text:style-name="T16">class and instance features</text:span><text:bookmark-end text:name="__RefHeading___Toc9294_760059220"/></text:h>
      <text:p text:style-name="P50"><text:span text:style-name="T108">The </text:span><text:span text:style-name="T77">Plugin</text:span><text:span text:style-name="T108"> class contains some </text:span><text:span text:style-name="T43">built-in methods </text:span><text:span text:style-name="T45">and</text:span><text:span text:style-name="T43"> the </text:span><text:span text:style-name="T83">irc</text:span><text:span text:style-name="T43"> </text:span><text:span text:style-name="T35">attribute</text:span><text:span text:style-name="T44"> </text:span><text:span text:style-name="T67">to make interacting with the</text:span><text:span text:style-name="T62"> </text:span><text:span text:style-name="T42">MERK</text:span><text:span text:style-name="T39"> </text:span><text:span text:style-name="T40">client, any connected IRC servers, </text:span><text:span text:style-name="T41">and even other </text:span><text:span text:style-name="T85">Plugins</text:span><text:span text:style-name="T40"> easy.</text:span></text:p>
      <text:h text:style-name="P65" text:outline-level="3"><text:bookmark-start text:name="__RefHeading___Toc9961_257575030"/><text:span text:style-name="T109">The </text:span><text:span text:style-name="T73">irc</text:span> <text:span text:style-name="T18">attribute</text:span><text:bookmark-end text:name="__RefHeading___Toc9961_257575030"/></text:h>
      <text:p text:style-name="P50"><text:span text:style-name="T108">The </text:span><text:span text:style-name="T86">irc</text:span><text:span text:style-name="T108"> </text:span><text:span text:style-name="T35">attribute</text:span><text:span text:style-name="T108"> </text:span><text:span text:style-name="T67">is part of the </text:span><text:span text:style-name="T77">Plugin</text:span><text:span text:style-name="T67"> class, and is the way plugins interact with IRC servers. </text:span><text:span text:style-name="T68">It is integrated as an instance attribute</text:span><text:span text:style-name="T68"><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68"> of the class.</text:span><text:span text:style-name="T67"> </text:span><text:span text:style-name="T68">This </text:span><text:span text:style-name="T69">attribute/</text:span><text:span text:style-name="T68">object is the instance of the Twisted IRC client</text:span><text:span text:style-name="T68"><text:note text:id="ftn5" text:note-class="footnote"><text:note-citation>5</text:note-citation><text:note-body><text:p text:style-name="P1">twisted.words.protocols.irc.IRCClient</text:p></text:note-body></text:note></text:span><text:span text:style-name="T68"> that </text:span><text:span text:style-name="T66">MERK</text:span><text:span text:style-name="T60"> </text:span><text:span text:style-name="T63">is using for communication with the IRC server. Anything you can normally do with the Twisted IRC client, you can use </text:span><text:span text:style-name="T87">irc</text:span><text:span text:style-name="T63"> for. Whenever an event method is triggered, the </text:span><text:span text:style-name="T87">irc</text:span><text:span text:style-name="T63"> </text:span><text:span text:style-name="T61">attribute</text:span><text:span text:style-name="T63"> </text:span><text:span text:style-name="T64">is set to</text:span><text:span text:style-name="T63">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36">def private(<text:span text:style-name="T110">self,</text:span>user,message):</text:p>
            <text:p text:style-name="P36"><text:s text:c="5"/>self.irc.msg("OtherNick",user+": "+message)</text:p>
          </table:table-cell>
        </table:table-row>
      </table:table>
      <text:p text:style-name="P50"><text:span text:style-name="T63"><text:line-break/>If the </text:span><text:span text:style-name="T87">irc</text:span><text:span text:style-name="T63"> </text:span><text:span text:style-name="T61">attribute</text:span><text:span text:style-name="T63"> is unavailable (due to a disconnection, error, or other reason), the </text:span><text:span text:style-name="T61">attribute’s</text:span><text:span text:style-name="T63"> value is set to </text:span><text:span text:style-name="T87">None</text:span><text:span text:style-name="T63">. </text:span><text:span text:style-name="T65">For help on how to use the </text:span><text:span text:style-name="T88">irc</text:span><text:span text:style-name="T65"> </text:span><text:span text:style-name="T61">attribute</text:span><text:span text:style-name="T65">, take a look at the documentation for the Twisted IRC Client</text:span><text:span text:style-name="T65"><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65">.</text:span></text:p>
      <text:p text:style-name="P50"><text:span text:style-name="T59">One additional feature </text:span><text:span text:style-name="T66">MERK</text:span><text:span text:style-name="T60"> </text:span><text:span text:style-name="T59">built into the </text:span><text:span text:style-name="T96">irc</text:span><text:span text:style-name="T59"> </text:span><text:span text:style-name="T61">attribute</text:span><text:span text:style-name="T59"> is a new attribute, </text:span><text:span text:style-name="T97">client_</text:span><text:span text:style-name="T96">id</text:span><text:span text:style-name="T59">. The </text:span><text:span text:style-name="T97">client_</text:span><text:span text:style-name="T96">id</text:span><text:span text:style-name="T59"> attribute is a string that is unique for each connection. This way, plugins can tell the difference between </text:span><text:span text:style-name="T96">irc</text:span><text:span text:style-name="T59"> </text:span><text:span text:style-name="T61">attributes</text:span><text:span text:style-name="T59"> that may be connected to the same IRC serv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4" text:outline-level="2"><text:bookmark-start text:name="__RefHeading___Toc4708_760059220"/><text:soft-page-break/>Event methods<text:bookmark-end text:name="__RefHeading___Toc4708_760059220"/></text:h>
      <text:p text:style-name="P15"><text:span text:style-name="T102">MERK</text:span><text:span text:style-name="T20"> </text:span><text:span text:style-name="T100">executes the event method of every plugin that contains that event method when a specific event occurs (like the reception of a public message, a private message, or a notice message). </text:span><text:span text:style-name="T101">In short, </text:span><text:span text:style-name="T102">MERK</text:span><text:span text:style-name="T101"> plugins are event-driven</text:span><text:span text:style-name="T101"><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01">.</text:span></text:p>
      <text:p text:style-name="P15"/>
      <table:table table:name="Table7" table:style-name="Table7">
        <table:table-column table:style-name="Table7.A"/>
        <table:table-column table:style-name="Table7.B"/>
        <table:table-row table:style-name="Table7.1">
          <table:table-cell table:style-name="Table7.A1" office:value-type="string">
            <text:h text:style-name="P66" text:outline-level="3"><text:bookmark-start text:name="__RefHeading___Toc4209_2575750302"/>load<text:bookmark-end text:name="__RefHeading___Toc4209_2575750302"/></text:h>
          </table:table-cell>
          <table:table-cell table:style-name="Table7.A1" office:value-type="string">
            <text:p text:style-name="P40"/>
          </table:table-cell>
        </table:table-row>
        <table:table-row table:style-name="Table7.1">
          <table:table-cell table:style-name="Table7.A1" office:value-type="string">
            <text:p text:style-name="P27"><text:span text:style-name="T99">Arguments</text:span> </text:p>
          </table:table-cell>
          <table:table-cell table:style-name="Table7.A1" office:value-type="string">
            <text:p text:style-name="P33">None</text:p>
          </table:table-cell>
        </table:table-row>
        <table:table-row table:style-name="Table7.1">
          <table:table-cell table:style-name="Table7.A3" office:value-type="string">
            <text:p text:style-name="P22">Description</text:p>
          </table:table-cell>
          <table:table-cell table:style-name="Table7.B3" office:value-type="string">
            <text:p text:style-name="P45"><text:span text:style-name="T7">Triggered every time </text:span><text:span text:style-name="T103">MERK</text:span><text:span text:style-name="T8"> </text:span><text:span text:style-name="T103">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66" text:outline-level="3"><text:bookmark-start text:name="__RefHeading___Toc4209_25757503011"/>unload<text:bookmark-end text:name="__RefHeading___Toc4209_25757503011"/></text:h>
          </table:table-cell>
          <table:table-cell table:style-name="Table8.A1" office:value-type="string">
            <text:p text:style-name="P40"/>
          </table:table-cell>
        </table:table-row>
        <table:table-row table:style-name="Table8.1">
          <table:table-cell table:style-name="Table8.A1" office:value-type="string">
            <text:p text:style-name="P27"><text:span text:style-name="T99">Arguments</text:span> </text:p>
          </table:table-cell>
          <table:table-cell table:style-name="Table8.A1" office:value-type="string">
            <text:p text:style-name="P34">None</text:p>
          </table:table-cell>
        </table:table-row>
        <table:table-row table:style-name="Table8.1">
          <table:table-cell table:style-name="Table8.A3" office:value-type="string">
            <text:p text:style-name="P22">Description</text:p>
          </table:table-cell>
          <table:table-cell table:style-name="Table8.B3" office:value-type="string">
            <text:p text:style-name="P45"><text:span text:style-name="T7">Triggered every time </text:span><text:span text:style-name="T103">MERK</text:span><text:span text:style-name="T8"> </text:span><text:span text:style-name="T38">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67" text:outline-level="3"><text:bookmark-start text:name="__RefHeading___Toc4209_257575030"/>line_in<text:bookmark-end text:name="__RefHeading___Toc4209_257575030"/></text:h>
          </table:table-cell>
          <table:table-cell table:style-name="Table5.A1" office:value-type="string">
            <text:p text:style-name="P40"/>
          </table:table-cell>
        </table:table-row>
        <table:table-row table:style-name="Table5.1">
          <table:table-cell table:style-name="Table5.A1" office:value-type="string">
            <text:p text:style-name="P27"><text:span text:style-name="T99">Arguments</text:span> </text:p>
          </table:table-cell>
          <table:table-cell table:style-name="Table5.A1" office:value-type="string">
            <text:p text:style-name="P40"><text:span text:style-name="T73">data</text:span> (string)</text:p>
          </table:table-cell>
        </table:table-row>
        <table:table-row table:style-name="Table5.1">
          <table:table-cell table:style-name="Table5.A3" office:value-type="string">
            <text:p text:style-name="P22">Description</text:p>
          </table:table-cell>
          <table:table-cell table:style-name="Table5.B3" office:value-type="string">
            <text:p text:style-name="P45"><text:span text:style-name="T7">Triggered every time </text:span><text:span text:style-name="T103">MERK</text:span><text:span text:style-name="T8"> </text:span><text:span text:style-name="T7">receives data from an IRC server. </text:span><text:span text:style-name="T89">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67" text:outline-level="3"><text:bookmark-start text:name="__RefHeading___Toc4209_2575750301"/>line_out<text:bookmark-end text:name="__RefHeading___Toc4209_2575750301"/></text:h>
          </table:table-cell>
          <table:table-cell table:style-name="Table6.A1" office:value-type="string">
            <text:p text:style-name="P40"/>
          </table:table-cell>
        </table:table-row>
        <table:table-row table:style-name="Table6.1">
          <table:table-cell table:style-name="Table6.A1" office:value-type="string">
            <text:p text:style-name="P27"><text:span text:style-name="T99">Arguments</text:span> </text:p>
          </table:table-cell>
          <table:table-cell table:style-name="Table6.A1" office:value-type="string">
            <text:p text:style-name="P40"><text:span text:style-name="T73">data</text:span> (string)</text:p>
          </table:table-cell>
        </table:table-row>
        <table:table-row table:style-name="Table6.1">
          <table:table-cell table:style-name="Table6.A3" office:value-type="string">
            <text:p text:style-name="P22">Description</text:p>
          </table:table-cell>
          <table:table-cell table:style-name="Table6.B3" office:value-type="string">
            <text:p text:style-name="P45"><text:span text:style-name="T7">Triggered every time </text:span><text:span text:style-name="T103">MERK</text:span><text:span text:style-name="T8"> </text:span><text:span text:style-name="T37">sends</text:span><text:span text:style-name="T7"> data </text:span><text:span text:style-name="T37">to</text:span><text:span text:style-name="T7"> an IRC server. </text:span><text:span text:style-name="T89">data</text:span><text:span text:style-name="T7"> contains the data sent to the </text:span><text:span text:style-name="T37">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67" text:outline-level="3"><text:bookmark-start text:name="__RefHeading___Toc4209_25757503012"/>public<text:bookmark-end text:name="__RefHeading___Toc4209_25757503012"/></text:h>
          </table:table-cell>
          <table:table-cell table:style-name="Table10.A1" office:value-type="string">
            <text:p text:style-name="P41"/>
          </table:table-cell>
        </table:table-row>
        <table:table-row table:style-name="Table10.1">
          <table:table-cell table:style-name="Table10.A1" office:value-type="string">
            <text:p text:style-name="P28"><text:span text:style-name="T99">Arguments</text:span> </text:p>
          </table:table-cell>
          <table:table-cell table:style-name="Table10.A1" office:value-type="string">
            <text:p text:style-name="P46"><text:span text:style-name="T78">channel</text:span><text:span text:style-name="T101"> (string), </text:span><text:span text:style-name="T78">user</text:span><text:span text:style-name="T111"> (string), </text:span><text:span text:style-name="T78">message</text:span><text:span text:style-name="T111"> (string)</text:span></text:p>
          </table:table-cell>
        </table:table-row>
        <table:table-row table:style-name="Table10.1">
          <table:table-cell table:style-name="Table10.A3" office:value-type="string">
            <text:p text:style-name="P23">Description</text:p>
          </table:table-cell>
          <table:table-cell table:style-name="Table10.B3" office:value-type="string">
            <text:p text:style-name="P46"><text:span text:style-name="T7">Triggered every time </text:span><text:span text:style-name="T103">MERK </text:span><text:span text:style-name="T104">receives a public (channel) message </text:span><text:span text:style-name="T7">. </text:span><text:span text:style-name="T91">c</text:span><text:span text:style-name="T90">hannel</text:span><text:span text:style-name="T3"> contains the name of the channel the message was sent to, </text:span><text:span text:style-name="T90">user</text:span><text:span text:style-name="T3"> contains the nickname and hostmask (in the format </text:span><text:span text:style-name="T90">NICKNAME!USERNAME@HOST</text:span><text:span text:style-name="T3">) of the user that sent the message, and </text:span><text:span text:style-name="T90">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68" text:outline-level="3"><text:bookmark-start text:name="__RefHeading___Toc4209_257575030121"/>private<text:bookmark-end text:name="__RefHeading___Toc4209_257575030121"/></text:h>
          </table:table-cell>
          <table:table-cell table:style-name="Table11.A1" office:value-type="string">
            <text:p text:style-name="P42"/>
          </table:table-cell>
        </table:table-row>
        <table:table-row table:style-name="Table11.1">
          <table:table-cell table:style-name="Table11.A1" office:value-type="string">
            <text:p text:style-name="P29"><text:span text:style-name="T99">Arguments</text:span> </text:p>
          </table:table-cell>
          <table:table-cell table:style-name="Table11.A1" office:value-type="string">
            <text:p text:style-name="P47"><text:span text:style-name="T78">user</text:span><text:span text:style-name="T111"> (string), </text:span><text:span text:style-name="T78">message</text:span><text:span text:style-name="T111"> (string)</text:span></text:p>
          </table:table-cell>
        </table:table-row>
        <table:table-row table:style-name="Table11.1">
          <table:table-cell table:style-name="Table11.A3" office:value-type="string">
            <text:p text:style-name="P24">Description</text:p>
          </table:table-cell>
          <table:table-cell table:style-name="Table11.B3" office:value-type="string">
            <text:p text:style-name="P47"><text:span text:style-name="T7">Triggered every time </text:span><text:span text:style-name="T103">MERK </text:span><text:span text:style-name="T104">receives a private message </text:span><text:span text:style-name="T7">. </text:span><text:span text:style-name="T90">user</text:span><text:span text:style-name="T3"> contains the nickname and hostmask (in the format </text:span><text:span text:style-name="T90">NICKNAME!USERNAME@HOST</text:span><text:span text:style-name="T3">) of the user that sent the message, and </text:span><text:span text:style-name="T90">message</text:span><text:span text:style-name="T3"> contains the message sent.</text:span></text:p>
          </table:table-cell>
        </table:table-row>
      </table:table>
      <text:p text:style-name="P19"/>
      <text:p text:style-name="P19"/>
      <text:p text:style-name="P19"/>
      <table:table table:name="Table12" table:style-name="Table12">
        <table:table-column table:style-name="Table12.A"/>
        <table:table-column table:style-name="Table12.B"/>
        <text:soft-page-break/>
        <table:table-row table:style-name="Table12.1">
          <table:table-cell table:style-name="Table12.A1" office:value-type="string">
            <text:h text:style-name="P69" text:outline-level="3"><text:bookmark-start text:name="__RefHeading___Toc4209_257575030122"/>action<text:bookmark-end text:name="__RefHeading___Toc4209_257575030122"/></text:h>
          </table:table-cell>
          <table:table-cell table:style-name="Table12.A1" office:value-type="string">
            <text:p text:style-name="P43"/>
          </table:table-cell>
        </table:table-row>
        <table:table-row table:style-name="Table12.1">
          <table:table-cell table:style-name="Table12.A1" office:value-type="string">
            <text:p text:style-name="P30"><text:span text:style-name="T99">Arguments</text:span> </text:p>
          </table:table-cell>
          <table:table-cell table:style-name="Table12.A1" office:value-type="string">
            <text:p text:style-name="P48"><text:span text:style-name="T79">target</text:span><text:span text:style-name="T101"> (string), </text:span><text:span text:style-name="T78">user</text:span><text:span text:style-name="T111"> (string), </text:span><text:span text:style-name="T78">message</text:span><text:span text:style-name="T111"> (string)</text:span></text:p>
          </table:table-cell>
        </table:table-row>
        <table:table-row table:style-name="Table12.1">
          <table:table-cell table:style-name="Table12.A3" office:value-type="string">
            <text:p text:style-name="P25">Description</text:p>
          </table:table-cell>
          <table:table-cell table:style-name="Table12.B3" office:value-type="string">
            <text:p text:style-name="P48"><text:span text:style-name="T7">Triggered every time </text:span><text:span text:style-name="T103">MERK </text:span><text:span text:style-name="T104">receives a </text:span><text:span text:style-name="T105">CTCP</text:span><text:span text:style-name="T105"><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05"> action</text:span><text:span text:style-name="T104"> message </text:span><text:span text:style-name="T7">. </text:span><text:span text:style-name="T92">target</text:span><text:span text:style-name="T3"> contains the name of the </text:span><text:span text:style-name="T4">target (channel or user)</text:span><text:span text:style-name="T3"> the message was sent to, </text:span><text:span text:style-name="T90">user</text:span><text:span text:style-name="T3"> contains the nickname and hostmask (in the format </text:span><text:span text:style-name="T90">NICKNAME!USERNAME@HOST</text:span><text:span text:style-name="T3">) of the user that sent the message, and </text:span><text:span text:style-name="T90">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70" text:outline-level="3"><text:bookmark-start text:name="__RefHeading___Toc4209_2575750301221"/>notice<text:bookmark-end text:name="__RefHeading___Toc4209_2575750301221"/></text:h>
          </table:table-cell>
          <table:table-cell table:style-name="Table13.A1" office:value-type="string">
            <text:p text:style-name="P44"/>
          </table:table-cell>
        </table:table-row>
        <table:table-row table:style-name="Table13.1">
          <table:table-cell table:style-name="Table13.A1" office:value-type="string">
            <text:p text:style-name="P31"><text:span text:style-name="T99">Arguments</text:span> </text:p>
          </table:table-cell>
          <table:table-cell table:style-name="Table13.A1" office:value-type="string">
            <text:p text:style-name="P49"><text:span text:style-name="T79">target</text:span><text:span text:style-name="T101"> (string), </text:span><text:span text:style-name="T78">user</text:span><text:span text:style-name="T111"> (string), </text:span><text:span text:style-name="T78">message</text:span><text:span text:style-name="T111"> (string)</text:span></text:p>
          </table:table-cell>
        </table:table-row>
        <table:table-row table:style-name="Table13.1">
          <table:table-cell table:style-name="Table13.A3" office:value-type="string">
            <text:p text:style-name="P26">Description</text:p>
          </table:table-cell>
          <table:table-cell table:style-name="Table13.B3" office:value-type="string">
            <text:p text:style-name="P49"><text:span text:style-name="T7">Triggered every time </text:span><text:span text:style-name="T103">MERK </text:span><text:span text:style-name="T104">receives a </text:span><text:span text:style-name="T106">notice</text:span><text:span text:style-name="T104"> message </text:span><text:span text:style-name="T7">. </text:span><text:span text:style-name="T92">target</text:span><text:span text:style-name="T3"> contains the name of the </text:span><text:span text:style-name="T4">target (channel or user)</text:span><text:span text:style-name="T3"> the message was sent to, </text:span><text:span text:style-name="T90">user</text:span><text:span text:style-name="T3"> contains the nickname and hostmask (in the format </text:span><text:span text:style-name="T90">NICKNAME!USERNAME@HOST</text:span><text:span text:style-name="T3">) of the user that sent the message, and </text:span><text:span text:style-name="T90">message</text:span><text:span text:style-name="T3"> contains the message sent.</text:span></text:p>
          </table:table-cell>
        </table:table-row>
      </table:table>
      <text:p text:style-name="P78"/>
      <table:table table:name="Table14" table:style-name="Table14">
        <table:table-column table:style-name="Table14.A"/>
        <table:table-column table:style-name="Table14.B"/>
        <table:table-row table:style-name="Table14.1">
          <table:table-cell table:style-name="Table14.A1" office:value-type="string">
            <text:h text:style-name="P71" text:outline-level="3"><text:bookmark-start text:name="__RefHeading___Toc4209_25757503012211"/>join<text:bookmark-end text:name="__RefHeading___Toc4209_25757503012211"/></text:h>
          </table:table-cell>
          <table:table-cell table:style-name="Table14.A1" office:value-type="string">
            <text:p text:style-name="P79"/>
          </table:table-cell>
        </table:table-row>
        <table:table-row table:style-name="Table14.1">
          <table:table-cell table:style-name="Table14.A1" office:value-type="string">
            <text:p text:style-name="P80"><text:span text:style-name="T99">Arguments</text:span> </text:p>
          </table:table-cell>
          <table:table-cell table:style-name="Table14.A1" office:value-type="string">
            <text:p text:style-name="P82"><text:span text:style-name="T80">channel</text:span><text:span text:style-name="T101"> (string), </text:span><text:span text:style-name="T78">user</text:span><text:span text:style-name="T111"> (string)</text:span></text:p>
          </table:table-cell>
        </table:table-row>
        <table:table-row table:style-name="Table14.1">
          <table:table-cell table:style-name="Table14.A3" office:value-type="string">
            <text:p text:style-name="P81">Description</text:p>
          </table:table-cell>
          <table:table-cell table:style-name="Table14.B3" office:value-type="string">
            <text:p text:style-name="P82"><text:span text:style-name="T7">Triggered every time </text:span><text:span text:style-name="T103">MERK "</text:span><text:span text:style-name="T107">sees" someone join a channel</text:span><text:span text:style-name="T104"> </text:span><text:span text:style-name="T7">. </text:span><text:span text:style-name="T93">channel</text:span><text:span text:style-name="T3"> contains the name of the </text:span><text:span text:style-name="T5">channel</text:span><text:span text:style-name="T3">, </text:span><text:span text:style-name="T90">user</text:span><text:span text:style-name="T3"> contains the </text:span><text:span text:style-name="T5">nickname of the user that joined.</text:span></text:p>
          </table:table-cell>
        </table:table-row>
      </table:table>
      <text:p text:style-name="P78"/>
      <table:table table:name="Table15" table:style-name="Table15">
        <table:table-column table:style-name="Table15.A"/>
        <table:table-column table:style-name="Table15.B"/>
        <table:table-row table:style-name="Table15.1">
          <table:table-cell table:style-name="Table15.A1" office:value-type="string">
            <text:h text:style-name="P71" text:outline-level="3"><text:bookmark-start text:name="__RefHeading___Toc4209_257575030122111"/>part<text:bookmark-end text:name="__RefHeading___Toc4209_257575030122111"/></text:h>
          </table:table-cell>
          <table:table-cell table:style-name="Table15.A1" office:value-type="string">
            <text:p text:style-name="P79"/>
          </table:table-cell>
        </table:table-row>
        <table:table-row table:style-name="Table15.1">
          <table:table-cell table:style-name="Table15.A1" office:value-type="string">
            <text:p text:style-name="P80"><text:span text:style-name="T99">Arguments</text:span> </text:p>
          </table:table-cell>
          <table:table-cell table:style-name="Table15.A1" office:value-type="string">
            <text:p text:style-name="P82"><text:span text:style-name="T80">channel</text:span><text:span text:style-name="T101"> (string), </text:span><text:span text:style-name="T78">user</text:span><text:span text:style-name="T111"> (string)</text:span></text:p>
          </table:table-cell>
        </table:table-row>
        <table:table-row table:style-name="Table15.1">
          <table:table-cell table:style-name="Table15.A3" office:value-type="string">
            <text:p text:style-name="P81">Description</text:p>
          </table:table-cell>
          <table:table-cell table:style-name="Table15.B3" office:value-type="string">
            <text:p text:style-name="P82"><text:span text:style-name="T7">Triggered every time </text:span><text:span text:style-name="T103">MERK "</text:span><text:span text:style-name="T107">sees" someone leave a channel</text:span><text:span text:style-name="T104"> </text:span><text:span text:style-name="T7">. </text:span><text:span text:style-name="T93">channel</text:span><text:span text:style-name="T3"> contains the name of the </text:span><text:span text:style-name="T5">channel</text:span><text:span text:style-name="T3">, </text:span><text:span text:style-name="T90">user</text:span><text:span text:style-name="T3"> contains the </text:span><text:span text:style-name="T5">nickname of the user that left.</text:span></text:p>
          </table:table-cell>
        </table:table-row>
      </table:table>
      <text:p text:style-name="P7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3" svg:font-family="Ubuntu" style:font-pitch="variable"/>
    <style:font-face style:name="Ubuntu2" svg:font-family="Ubuntu" style:font-adornments="Bold" style:font-pitch="variable"/>
    <style:font-face style:name="Ubuntu4" svg:font-family="Ubuntu" style:font-adornments="Regular"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2"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2"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2"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1"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4T17:49:27.166000000</dc:date>
    <meta:editing-duration>PT1H31M3S</meta:editing-duration>
    <meta:editing-cycles>14</meta:editing-cycles>
    <meta:generator>LibreOffice/6.4.3.2$Windows_X86_64 LibreOffice_project/747b5d0ebf89f41c860ec2a39efd7cb15b54f2d8</meta:generator>
    <meta:document-statistic meta:table-count="16" meta:image-count="1" meta:object-count="0" meta:page-count="7" meta:paragraph-count="131" meta:word-count="1407" meta:character-count="8882" meta:non-whitespace-character-count="7545"/>
  </office:meta>
</office:document-meta>
</file>